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43b0e5" officeooo:paragraph-rsid="0043b0e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8" style:family="paragraph" style:parent-style-name="Table_20_Contents" style:list-style-name="L1">
      <style:text-properties style:font-name="Arial" officeooo:rsid="00191ba4" officeooo:paragraph-rsid="00191ba4"/>
    </style:style>
    <style:style style:name="P19" style:family="paragraph" style:parent-style-name="Table_20_Contents" style:list-style-name="L2">
      <style:text-properties officeooo:rsid="00256d99" officeooo:paragraph-rsid="00256d99"/>
    </style:style>
    <style:style style:name="P20" style:family="paragraph" style:parent-style-name="Table_20_Contents" style:list-style-name="L3">
      <style:text-properties officeooo:rsid="00447d0c" officeooo:paragraph-rsid="00447d0c"/>
    </style:style>
    <style:style style:name="P21" style:family="paragraph" style:parent-style-name="Table_20_Contents" style:list-style-name="L4">
      <style:text-properties officeooo:rsid="0026474a" officeooo:paragraph-rsid="0026474a"/>
    </style:style>
    <style:style style:name="P22" style:family="paragraph" style:parent-style-name="Table_20_Contents" style:list-style-name="L4">
      <style:text-properties officeooo:rsid="0027fc26" officeooo:paragraph-rsid="0027fc26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0129c"/>
    </style:style>
    <style:style style:name="T25" style:family="text">
      <style:text-properties officeooo:rsid="00447d0c"/>
    </style:style>
    <style:style style:name="T26" style:family="text">
      <style:text-properties officeooo:rsid="0045e599"/>
    </style:style>
    <style:style style:name="T27" style:family="text">
      <style:text-properties officeooo:rsid="0047c2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7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</text:p>
            <text:p text:style-name="P8"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1947416546126442767" text:style-name="L1">
              <text:list-item>
                <text:p text:style-name="P18">Quel est le fondement de l'annualisation mentionnée dans mon contrat de travail ?</text:p>
              </text:list-item>
              <text:list-item>
                <text:p text:style-name="P18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9041434162333557097" text:style-name="L2">
              <text:list-item>
                <text:p text:style-name="P19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19">que l’entreprise domoveil n’a fait l’objet d’aucun accord d’annualisation (cf mail de l’inspection du travail en référence)</text:p>
              </text:list-item>
              <text:list-item>
                <text:p text:style-name="P19">qu’il n’existe aucun accord de branche prévention et sécurité permettant l’annualisation</text:p>
              </text:list-item>
              <text:list-item>
                <text:p text:style-name="P19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>La clause d’annualisation de mon contrat de travail n’est donc pas fondée légalement, mais la clause permettant de travailler sur un volume horaire hebdomadaire supérieur à 35 heures (39 heures) est une possibilité accordée par <text:span text:style-name="T25">&lt;…. L3121-23 ct ???? parle pas de la mise en place… &gt; <text:s/>. A ce niveau deux possibilités :</text:span></text:p>
            <text:list xml:id="list3924073156204394531" text:style-name="L3">
              <text:list-item>
                <text:p text:style-name="P20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20">soit ces horaires ne sont pas fondés, et je dois me baser sur les 35 heures.</text:p>
                <text:p text:style-name="P20"><text:soft-page-break/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5555638571423218115" text:style-name="L4">
              <text:list-item>
                <text:p text:style-name="P21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22">qu’à l’occasion de plusieurs semaines (semaines .. .. .. .. de 2014 semaines … de 2015 semaines … de <text:s/>2016 ) j’ai travaillé plus de 48 heures, ce qui est interdit. j’ai compté ces heures illégales à 50 % , mais un taux de compensation supérieur pourrait être accordé au titre de l’illégalité de ces heures</text:p>
              </text:list-item>
              <text:list-item>
                <text:p text:style-name="P22">j’ai moins de un week end sur deux – cf détail du calcul en annexe - (convention collective, article 7). un week end manquant vaut 700 euros aux prudhommes.</text:p>
              </text:list-item>
              <text:list-item>
                <text:p text:style-name="P22">Que même en utilisant le mode de calcul d’annualisation sur la base des 39 heures dont vous vous prétendez, il reste des heures non payées, que vous auriez du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, </text:span>l’<text:span text:style-name="T27">application de ce mode de rémunération pour les mois à venir (heures supplémentaires calculées et payées mensuellement et non à l’année)</text:span>, <text:span text:style-name="T22">et </text:span><text:soft-page-break/><text:span text:style-name="T22">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4T14:42:49.716000000</dc:date>
    <meta:editing-duration>PT1H30M5S</meta:editing-duration>
    <meta:editing-cycles>36</meta:editing-cycles>
    <meta:generator>LibreOffice/5.2.7.2$Windows_x86 LibreOffice_project/2b7f1e640c46ceb28adf43ee075a6e8b8439ed10</meta:generator>
    <meta:document-statistic meta:table-count="7" meta:image-count="0" meta:object-count="0" meta:page-count="4" meta:paragraph-count="58" meta:word-count="1047" meta:character-count="6193" meta:non-whitespace-character-count="5158"/>
  </office:meta>
</office:document-meta>
</file>